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Specification.to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rderSpecification.ge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Specification.getDefaultB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rderSpecification.getBord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Specification.BorderSpecification( BorderInfo borderInfo , int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